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_AMS" svg:font-family="MathJax_AM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Ubuntu" svg:font-family="Ubuntu" style:font-pitch="variable"/>
  </office:font-face-decls>
  <office:automatic-styles>
    <style:style style:name="P1" style:family="paragraph" style:parent-style-name="Heading_20_1">
      <style:text-properties style:font-name="Liberation Serif1" officeooo:rsid="001d6a3e" officeooo:paragraph-rsid="001d6a3e"/>
    </style:style>
    <style:style style:name="P2" style:family="paragraph" style:parent-style-name="Heading_20_1">
      <style:text-properties style:font-name="Liberation Serif1"/>
    </style:style>
    <style:style style:name="P3" style:family="paragraph" style:parent-style-name="Heading_20_1">
      <style:text-properties style:font-name="Liberation Serif1" officeooo:rsid="003821c6" officeooo:paragraph-rsid="003821c6"/>
    </style:style>
    <style:style style:name="P4" style:family="paragraph" style:parent-style-name="Heading_20_2">
      <style:paragraph-properties fo:text-align="center" style:justify-single-word="false"/>
      <style:text-properties style:font-name="Liberation Serif1" officeooo:rsid="001d6a3e" officeooo:paragraph-rsid="001d6a3e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 fo:padding="0.2in" fo:border-left="none" fo:border-right="none" fo:border-top="2.24pt solid #000000" fo:border-bottom="0.74pt solid #000000" style:join-border="false"/>
      <style:text-properties style:font-name="Liberation Serif1" fo:font-size="16pt" fo:font-weight="bold" officeooo:rsid="001b9e97" officeooo:paragraph-rsid="001b9e97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Liberation Serif1" fo:font-size="12pt" fo:font-weight="normal" officeooo:rsid="001b9e97" officeooo:paragraph-rsid="001b9e9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bold" officeooo:rsid="001b9e97" officeooo:paragraph-rsid="001b9e9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2pt" fo:font-style="italic" fo:font-weight="normal" officeooo:rsid="001e2e34" officeooo:paragraph-rsid="001e2e3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text-properties style:font-name="Liberation Serif1" officeooo:rsid="001fe60e" officeooo:paragraph-rsid="0026e550"/>
    </style:style>
    <style:style style:name="P10" style:family="paragraph" style:parent-style-name="Text_20_body">
      <style:text-properties style:font-name="Liberation Serif1" officeooo:rsid="002c8e5d" officeooo:paragraph-rsid="002c8e5d"/>
    </style:style>
    <style:style style:name="P11" style:family="paragraph" style:parent-style-name="Text_20_body">
      <style:text-properties style:font-name="Liberation Serif1" officeooo:rsid="003a0eb9" officeooo:paragraph-rsid="003a0eb9"/>
    </style:style>
    <style:style style:name="P12" style:family="paragraph" style:parent-style-name="Text_20_body">
      <style:paragraph-properties fo:text-align="start" style:justify-single-word="false"/>
      <style:text-properties officeooo:paragraph-rsid="001d6a3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d6a3e"/>
    </style:style>
    <style:style style:name="T3" style:family="text">
      <style:text-properties officeooo:rsid="00201c5f"/>
    </style:style>
    <style:style style:name="T4" style:family="text">
      <style:text-properties fo:color="#c9211e" loext:opacity="100%" fo:font-style="normal" officeooo:rsid="00201c5f" style:font-style-asian="normal" style:font-style-complex="normal"/>
    </style:style>
    <style:style style:name="T5" style:family="text">
      <style:text-properties fo:color="#c9211e" loext:opacity="100%" fo:font-style="normal" officeooo:rsid="0027ca49" style:font-style-asian="normal" style:font-style-complex="normal"/>
    </style:style>
    <style:style style:name="T6" style:family="text">
      <style:text-properties officeooo:rsid="0020b97a"/>
    </style:style>
    <style:style style:name="T7" style:family="text">
      <style:text-properties style:font-name="Liberation Serif" officeooo:rsid="0020c082"/>
    </style:style>
    <style:style style:name="T8" style:family="text">
      <style:text-properties style:font-name="Liberation Serif" fo:font-style="italic" officeooo:rsid="0020c082" style:font-style-asian="italic" style:font-style-complex="italic"/>
    </style:style>
    <style:style style:name="T9" style:family="text">
      <style:text-properties fo:font-style="italic" officeooo:rsid="0020c082" style:font-style-asian="italic" style:font-style-complex="italic"/>
    </style:style>
    <style:style style:name="T10" style:family="text">
      <style:text-properties fo:font-style="italic" officeooo:rsid="00231b02" style:font-style-asian="italic" style:font-style-complex="italic"/>
    </style:style>
    <style:style style:name="T11" style:family="text">
      <style:text-properties officeooo:rsid="002170cd"/>
    </style:style>
    <style:style style:name="T12" style:family="text">
      <style:text-properties officeooo:rsid="00231b0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1b02" style:font-style-asian="normal" style:font-style-complex="normal"/>
    </style:style>
    <style:style style:name="T15" style:family="text">
      <style:text-properties fo:font-style="normal" officeooo:rsid="0023cce5" style:font-style-asian="normal" style:font-style-complex="normal"/>
    </style:style>
    <style:style style:name="T16" style:family="text">
      <style:text-properties fo:font-style="normal" officeooo:rsid="00201c5f" style:font-style-asian="normal" style:font-style-complex="normal"/>
    </style:style>
    <style:style style:name="T17" style:family="text">
      <style:text-properties fo:font-style="normal" officeooo:rsid="0026b62b" style:font-style-asian="normal" style:font-style-complex="normal"/>
    </style:style>
    <style:style style:name="T18" style:family="text">
      <style:text-properties fo:font-style="normal" officeooo:rsid="0027ca49" style:font-style-asian="normal" style:font-style-complex="normal"/>
    </style:style>
    <style:style style:name="T19" style:family="text">
      <style:text-properties fo:font-style="normal" officeooo:rsid="00297498" style:font-style-asian="normal" style:font-style-complex="normal"/>
    </style:style>
    <style:style style:name="T20" style:family="text">
      <style:text-properties fo:font-style="normal" officeooo:rsid="002d99b2" style:font-style-asian="normal" style:font-style-complex="normal"/>
    </style:style>
    <style:style style:name="T21" style:family="text">
      <style:text-properties fo:font-style="normal" officeooo:rsid="002ea0a6" style:font-style-asian="normal" style:font-style-complex="normal"/>
    </style:style>
    <style:style style:name="T22" style:family="text">
      <style:text-properties fo:font-style="normal" officeooo:rsid="00303625" style:font-style-asian="normal" style:font-style-complex="normal"/>
    </style:style>
    <style:style style:name="T23" style:family="text">
      <style:text-properties fo:font-style="normal" officeooo:rsid="0031d53f" style:font-style-asian="normal" style:font-style-complex="normal"/>
    </style:style>
    <style:style style:name="T24" style:family="text">
      <style:text-properties fo:font-style="normal" officeooo:rsid="0032ae98" style:font-style-asian="normal" style:font-style-complex="normal"/>
    </style:style>
    <style:style style:name="T25" style:family="text">
      <style:text-properties fo:font-style="normal" officeooo:rsid="00331abc" style:font-style-asian="normal" style:font-style-complex="normal"/>
    </style:style>
    <style:style style:name="T26" style:family="text">
      <style:text-properties fo:font-style="normal" officeooo:rsid="00344232" style:font-style-asian="normal" style:font-style-complex="normal"/>
    </style:style>
    <style:style style:name="T27" style:family="text">
      <style:text-properties fo:font-style="normal" officeooo:rsid="003487f8" style:font-style-asian="normal" style:font-style-complex="normal"/>
    </style:style>
    <style:style style:name="T28" style:family="text">
      <style:text-properties fo:font-style="normal" officeooo:rsid="00351ab4" style:font-style-asian="normal" style:font-style-complex="normal"/>
    </style:style>
    <style:style style:name="T29" style:family="text">
      <style:text-properties fo:font-style="normal" officeooo:rsid="0035d704" style:font-style-asian="normal" style:font-style-complex="normal"/>
    </style:style>
    <style:style style:name="T30" style:family="text">
      <style:text-properties fo:font-style="normal" officeooo:rsid="0038d61f" style:font-style-asian="normal" style:font-style-complex="normal"/>
    </style:style>
    <style:style style:name="T31" style:family="text">
      <style:text-properties officeooo:rsid="003bb3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 Remember: A Survey on Optimizability and Sensitivity of Legendre Memory Unit (LMU) Implementations </text:p>
      <text:p text:style-name="P6"/>
      <text:p text:style-name="P7">Jakeb Chouinard</text:p>
      <text:p text:style-name="P8">20826100</text:p>
      <text:h text:style-name="P4" text:outline-level="2">Abstract</text:h>
      <text:p text:style-name="P12"><text:span text:style-name="T2"/></text:p>
      <text:h text:style-name="P1" text:outline-level="1">Introduction</text:h>
      <text:p text:style-name="P9">The Legendre Memory Unit (LMU) was first proposed in 2019 to address the need for neural network memory that can efficiently and accurately operate in continuous time<text:span text:style-name="T3">. </text:span><text:span text:style-name="T6">The LMU architecture relies on two key hyper-parameters that determine the efficacy of the networks memory: the length of time to “remember”, </text:span><text:span text:style-name="T8">θ</text:span><text:span text:style-name="T7">,</text:span><text:span text:style-name="T6"> and the amount of Legendre basis polynomials to represent the memory internally, </text:span><text:span text:style-name="T9">d </text:span><text:span text:style-name="T16">[</text:span><text:span text:style-name="T4">ELIASMITH</text:span><text:span text:style-name="T16">]</text:span><text:span text:style-name="T6">. </text:span><text:span text:style-name="T11">While the existing literature discusses the optimality of the state-space matrices derived for the Legendre Memory Unity, it fails to explore the optimality and sensitivity of varying hyper-parameters. </text:span><text:span text:style-name="T12">That is, </text:span><text:span text:style-name="T14">what is the relationship between the input signal’s features – its frequency, </text:span><text:span text:style-name="T15">temporal non-linearities</text:span><text:span text:style-name="T14">, etc. -- </text:span><text:span text:style-name="T17">and the LMU’s hyper-parameters</text:span><text:span text:style-name="T14">? Consequently, how do small changes in </text:span><text:span text:style-name="T8">θ</text:span><text:span text:style-name="T14"> and </text:span><text:span text:style-name="T10">d</text:span><text:span text:style-name="T14"> affect the ability of the LMU to accurately replicate some time-dependent input signal? </text:span><text:span text:style-name="T18">These questions lend to another point of comparison as well – how do LMUs compare to other recurrent memory structures? While [</text:span><text:span text:style-name="T5">ELIASMITH</text:span><text:span text:style-name="T18">] compares LMU functionality to Long Short-Term Memory units (LSTMs), other temporal networks exist that serve similar purposes and may exhibit more robust or optimizable behaviour, including </text:span><text:span text:style-name="T19">a common </text:span><text:span text:style-name="T18">reservoir computing implementation: Liquid/Echo State Machine </text:span><text:span text:style-name="T20">(L/ESM)</text:span><text:span text:style-name="T18">. </text:span><text:span text:style-name="T20">An LSM is a form of spiking neural network that utilizes a reservoir of sparsely connected neurons and is trained by modifying the weights of the re</text:span><text:span text:style-name="T28">a</text:span><text:span text:style-name="T20">dout/output layer only – the remainder of the model’s weights are static [</text:span><text:a xlink:type="simple" xlink:href="https://iopscience.iop.org/article/10.1088/1748-3190/aa7663" text:style-name="Internet_20_link" text:visited-style-name="Visited_20_Internet_20_Link"><text:span text:style-name="T20">https://iopscience.iop.org/article/10.1088/1748-3190/aa7663</text:span></text:a><text:span text:style-name="T20">]. </text:span><text:span text:style-name="T21">Similarly used in real-time applications, LSM’s have proven capable of predicting spatio-temporal interactions when trained on a limited dataset, and due to their spiking implementation, they are similarly more efficient than LSTMs. Whereas an LMU </text:span><text:span text:style-name="T22">only </text:span><text:span text:style-name="T21">contains an internal representation of temporal information, an LSM is capable of learning and predicting </text:span><text:span text:style-name="T22">temporal relationships between the inputs and outputs </text:span><text:span text:style-name="T23">[</text:span><text:a xlink:type="simple" xlink:href="https://pubmed.ncbi.nlm.nih.gov/12433288/" text:style-name="Internet_20_link" text:visited-style-name="Visited_20_Internet_20_Link"><text:span text:style-name="T23">https://pubmed.ncbi.nlm.nih.gov/12433288/</text:span></text:a><text:span text:style-name="T23">]</text:span><text:span text:style-name="T22">. </text:span><text:span text:style-name="T24">Similar to the LMU, the LSM has some hyper-parameters. Namely, the LSM relies on sparse connections with some fixed ratio between excitatory and inhibitory synapse connections – </text:span><text:span text:style-name="T25">typically 80%/20% E/</text:span><text:span text:style-name="T26">I.</text:span><text:span text:style-name="T27"> Sparse connection likelihood is based on the distance between neurons and another hyper-parameter – the sparsity factor </text:span><text:span text:style-name="T29">[</text:span><text:a xlink:type="simple" xlink:href="https://direct.mit.edu/neco/article/14/11/2531/6650/Real-Time-Computing-Without-Stable-States-A-New" text:style-name="Internet_20_link" text:visited-style-name="Visited_20_Internet_20_Link"><text:span text:style-name="T29">https://direct.mit.edu/neco/article/14/11/2531/6650/Real-Time-Computing-Without-Stable-States-A-New</text:span></text:a><text:span text:style-name="T29">]</text:span><text:span text:style-name="T27">. </text:span><text:span text:style-name="T30">With these hyper-parameters in mind, similar questions about optimizability and sensitivity come to mind: how sensitive is the optimal performance of an LSM to small changes in the parameter selection?</text:span></text:p>
      <text:p text:style-name="P11">The LMU has seen numerous implementations to-date, including the original implementation in TensorFlow [], an implementation based on biological neuron simulation in Nengo [], and an <text:soft-page-break/>adaptated implementation in PyTorch [<text:a xlink:type="simple" xlink:href="https://github.com/hrshtv/pytorch-lmu" text:style-name="Internet_20_link" text:visited-style-name="Visited_20_Internet_20_Link">https://github.com/hrshtv/pytorch-lmu</text:a>]. <text:span text:style-name="T31">While the underlying principles are consistent between implementations, the differing approaches to temporal processing suggest that there will be varying degrees of optimizability and robustness to consider.</text:span></text:p>
      <text:p text:style-name="P10"><text:span text:style-name="T18">K</text:span><text:span text:style-name="T13">eras LMU (OG Python TF implementation from [ELIASMITH])</text:span></text:p>
      <text:p text:style-name="P10"><text:span text:style-name="T13">Nengo LMU (Spiking neuron optimized platform)</text:span></text:p>
      <text:p text:style-name="P10"><text:span text:style-name="T13">Torch (?)</text:span></text:p>
      <text:p text:style-name="P10"><text:span text:style-name="T13">LSM (??)</text:span></text:p>
      <text:p text:style-name="P10"><text:span text:style-name="T13"/></text:p>
      <text:h text:style-name="Heading_20_1" text:outline-level="1"><text:span text:style-name="T1">Methods</text:span></text:h>
      <text:h text:style-name="P2" text:outline-level="1">Results</text:h>
      <text:h text:style-name="P2" text:outline-level="1">Discussion</text:h>
      <text:h text:style-name="P3" text:outline-level="1">References</text:h>
      <text:p text:style-name="Text_20_body"><text:a xlink:type="simple" xlink:href="https://proceedings.neurips.cc/paper_files/paper/2019/file/952285b9b7e7a1be5aa7849f32ffff05-Paper.pdf" text:style-name="Internet_20_link" text:visited-style-name="Visited_20_Internet_20_Link">https://proceedings.neurips.cc/paper_files/paper/2019/file/952285b9b7e7a1be5aa7849f32ffff05-Paper.pdf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_AMS" svg:font-family="MathJax_AM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28:24.398764657</meta:creation-date>
    <dc:date>2024-04-13T01:47:32.976347026</dc:date>
    <meta:editing-duration>PT13H14M50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464" meta:character-count="3540" meta:non-whitespace-character-count="3086"/>
  </office:meta>
</office:document-meta>
</file>